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c614e" officeooo:paragraph-rsid="001f6379"/>
    </style:style>
    <style:style style:name="P4" style:family="paragraph" style:parent-style-name="Standard">
      <style:text-properties style:font-name="Liberation Serif1" fo:language="it" fo:country="IT" officeooo:rsid="002a87ca" officeooo:paragraph-rsid="0005b1bd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font-name="Liberation Serif1" fo:language="it" fo:country="IT" officeooo:rsid="0030cd67" officeooo:paragraph-rsid="0030cd67"/>
    </style:style>
    <style:style style:name="P21" style:family="paragraph" style:parent-style-name="Standard">
      <style:text-properties style:font-name="Liberation Serif1" fo:language="it" fo:country="IT" officeooo:rsid="002e714d" officeooo:paragraph-rsid="003b2578"/>
    </style:style>
    <style:style style:name="P22" style:family="paragraph" style:parent-style-name="Standard">
      <style:text-properties style:font-name="Liberation Serif1" fo:language="it" fo:country="IT" officeooo:rsid="003b2578" officeooo:paragraph-rsid="003b25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2b6520"/>
    </style:style>
    <style:style style:name="T4" style:family="text">
      <style:text-properties officeooo:rsid="002e4f85"/>
    </style:style>
    <style:style style:name="T5" style:family="text">
      <style:text-properties officeooo:rsid="002ffd7c"/>
    </style:style>
    <style:style style:name="T6" style:family="text">
      <style:text-properties officeooo:rsid="0030cd67"/>
    </style:style>
    <style:style style:name="T7" style:family="text">
      <style:text-properties officeooo:rsid="0031c026"/>
    </style:style>
    <style:style style:name="T8" style:family="text">
      <style:text-properties officeooo:rsid="00324bac"/>
    </style:style>
    <style:style style:name="T9" style:family="text">
      <style:text-properties officeooo:rsid="0032f87d"/>
    </style:style>
    <style:style style:name="T10" style:family="text">
      <style:text-properties officeooo:rsid="003497c8"/>
    </style:style>
    <style:style style:name="T11" style:family="text">
      <style:text-properties officeooo:rsid="00357077"/>
    </style:style>
    <style:style style:name="T12" style:family="text">
      <style:text-properties officeooo:rsid="0035af7e"/>
    </style:style>
    <style:style style:name="T13" style:family="text">
      <style:text-properties officeooo:rsid="0036d570"/>
    </style:style>
    <style:style style:name="T14" style:family="text">
      <style:text-properties officeooo:rsid="003b2e89"/>
    </style:style>
    <style:style style:name="T15" style:family="text">
      <style:text-properties officeooo:rsid="003c0f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>Elaborato per il corso di Basi di Dati</text:p>
      <text:p text:style-name="P8">A.A 2023/2024</text:p>
      <text:p text:style-name="P5"/>
      <text:p text:style-name="P5"/>
      <text:p text:style-name="P9">progetto di una base di dati per la gestione di una compagnia aerea</text:p>
      <text:p text:style-name="P9"/>
      <text:p text:style-name="P9"/>
      <text:p text:style-name="P13">Daniele Muffato</text:p>
      <text:p text:style-name="P7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ext:p text:style-name="P6">0001030438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Analisi dei requisiti</text:p>
            <text:p text:style-name="P15">Intervista</text:p>
          </table:table-cell>
          <table:table-cell table:style-name="Table1.A1" office:value-type="string">
            <text:p text:style-name="P16"/>
            <text:p text:style-name="P15">3</text:p>
          </table:table-cell>
        </table:table-row>
        <table:table-row table:style-name="Table1.1">
          <table:table-cell table:style-name="Table1.A2" office:value-type="string">
            <text:p text:style-name="P14">Progettazione concettuale</text:p>
            <text:p text:style-name="P17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Progettazione logica</text:p>
            <text:p text:style-name="P19"/>
          </table:table-cell>
          <table:table-cell table:style-name="Table1.B3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4">Progettazione dell’applicazione</text:p>
            <text:p text:style-name="P17"/>
          </table:table-cell>
          <table:table-cell table:style-name="Table1.B3">
            <text:p text:style-name="P18"/>
          </table:table-cell>
        </table:table-row>
      </table:table>
      <text:p text:style-name="P3"/>
      <text:p text:style-name="P12">Analisi dei requisiti</text:p>
      <text:p text:style-name="P2"/>
      <text:p text:style-name="P2">Si vuole realizzare un applicativo <text:span text:style-name="T4">che permetta alla compagnia di gestire i voli effettuati e ai passeggeri di comprare i biglietti per tali voli</text:span><text:span text:style-name="T3">.</text:span></text:p>
      <text:p text:style-name="P2"/>
      <text:p text:style-name="P10">Intervista</text:p>
      <text:p text:style-name="P4"/>
      <text:p text:style-name="P21">Per ogni volo effettuato dalla compagnia si vuole memorizzare l’aeroporto, la data, l’ora di partenza e di arrivo, <text:span text:style-name="T5">l’aereo utilizzato, i passeggeri, lo staff e i piloti a bordo. </text:span></text:p>
      <text:p text:style-name="P22">Un volo può essere occasionale o periodico. <text:span text:style-name="T14">I voli occasionali avvengono una sola volta, mentre i voli periodici si ripetono ogni settimana, </text:span><text:span text:style-name="T15">in un periodo determinato da una data di inizio e una data di fine.</text:span></text:p>
      <text:p text:style-name="P21"><text:span text:style-name="T5">Ogni aeroporto è identificato da un codice univoco </text:span><text:span text:style-name="T6">(</text:span><text:span text:style-name="T5">ICAO</text:span><text:span text:style-name="T6">)</text:span><text:span text:style-name="T5">, ed è caratterizzato dalla città e lo stato in cui è locato. </text:span></text:p>
      <text:p text:style-name="P20">La compagnia <text:span text:style-name="T7">opera diversi modelli di aerei, identificati </text:span><text:span text:style-name="T10">univocamente </text:span><text:span text:style-name="T7">da</text:span><text:span text:style-name="T10">l produttore e </text:span><text:span text:style-name="T12">da </text:span><text:span text:style-name="T10">un nome</text:span><text:span text:style-name="T7">, e di ogni modello dispone di multipli veicoli. </text:span><text:span text:style-name="T8">Per ogni veicol</text:span><text:span text:style-name="T9">o</text:span><text:span text:style-name="T8">, si vuole </text:span><text:span text:style-name="T11">inoltre</text:span><text:span text:style-name="T8"> </text:span><text:span text:style-name="T11">memorizzare </text:span><text:span text:style-name="T8">se è in noleggio, o di proprietà </text:span><text:span text:style-name="T11">della compagnia</text:span><text:span text:style-name="T8">. </text:span><text:span text:style-name="T12">Ogni aereo è suddiviso in tre classi di viaggio (classe economica, prima classe e classe business), ognuna con prezzi dei biglietti diversi. </text:span><text:span text:style-name="T13">Per ogni modello di aereo la distribuzione dei posti in ogni classe è uguale, ma può cambiare in modelli divers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5.2$Linux_X86_64 LibreOffice_project/60$Build-2</meta:generator>
    <dc:date>2024-03-28T12:30:16.674756258</dc:date>
    <meta:editing-duration>PT5H53M31S</meta:editing-duration>
    <meta:editing-cycles>48</meta:editing-cycles>
    <meta:print-date>2024-03-23T15:55:12.632544733</meta:print-date>
    <meta:printed-by>PDF files</meta:printed-by>
    <meta:document-statistic meta:table-count="1" meta:image-count="0" meta:object-count="0" meta:page-count="3" meta:paragraph-count="21" meta:word-count="234" meta:character-count="1464" meta:non-whitespace-character-count="1247"/>
  </office:meta>
</office:document-meta>
</file>